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="thin solid #000000" style:vertical-align="middle" fo:background-color="#BCAED5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top" fo:background-color="#FFC000" style:repeat-content="fals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top" fo:background-color="#92D050" style:repeat-content="fals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45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endario" table:style-name="ta1"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JANEIRO</text:p>
          </table:table-cell>
          <table:table-cell table:style-name="ce3"/>
          <table:table-cell office:value-type="float" office:value="2021" table:style-name="ce4">
            <text:p>2021</text:p>
          </table:table-cell>
          <table:table-cell table:number-columns-repeated="16379" table:style-name="ce1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3">
          <table:table-cell office:value-type="string" table:style-name="ce6">
            <text:p>Monday</text:p>
          </table:table-cell>
          <table:table-cell office:value-type="string" table:style-name="ce6">
            <text:p>Tuesday</text:p>
          </table:table-cell>
          <table:table-cell office:value-type="string" table:style-name="ce6">
            <text:p>Wednesday</text:p>
          </table:table-cell>
          <table:table-cell office:value-type="string" table:style-name="ce6">
            <text:p>Thursday</text:p>
          </table:table-cell>
          <table:table-cell office:value-type="string" table:style-name="ce6">
            <text:p>Friday</text:p>
          </table:table-cell>
          <table:table-cell office:value-type="string" table:style-name="ce6">
            <text:p>Saturday</text:p>
          </table:table-cell>
          <table:table-cell office:value-type="string" table:style-name="ce6">
            <text:p>Sunday</text:p>
          </table:table-cell>
          <table:table-cell table:number-columns-repeated="16377"/>
        </table:table-row>
        <table:table-row table:style-name="ro4">
          <table:table-cell table:number-columns-repeated="4" table:style-name="ce7"/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4</text:p>
            <text:p/>
            <text:p>ELTRP</text:p>
            <text:p/>
            <text:p>Trabalho 3 prep</text:p>
          </table:table-cell>
          <table:table-cell office:value-type="string" table:style-name="ce12">
            <text:p>5</text:p>
            <text:p/>
            <text:p>ELTRP</text:p>
            <text:p>Trabalho 3</text:p>
            <text:p/>
          </table:table-cell>
          <table:table-cell office:value-type="string" table:style-name="ce12">
            <text:p>6</text:p>
            <text:p/>
            <text:p>ELTRP</text:p>
            <text:p>Trabalho 3</text:p>
            <text:p/>
          </table:table-cell>
          <table:table-cell office:value-type="string" table:style-name="ce12">
            <text:p>7</text:p>
            <text:p/>
            <text:p>ELTRP</text:p>
            <text:p>Trabalho 3</text:p>
            <text:p/>
          </table:table-cell>
          <table:table-cell office:value-type="string" table:style-name="ce12">
            <text:p>8</text:p>
            <text:p/>
            <text:p>ELTRP</text:p>
            <text:p>Trabalho 3</text:p>
            <text:p/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table:number-columns-repeated="16377"/>
        </table:table-row>
        <table:table-row table:style-name="ro4"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18</text:p>
            <text:p/>
            <text:p>ELTRP</text:p>
            <text:p>Trabalho 4</text:p>
            <text:p/>
          </table:table-cell>
          <table:table-cell office:value-type="string" table:style-name="ce12">
            <text:p>19</text:p>
            <text:p/>
            <text:p>ELTRP</text:p>
            <text:p>Trabalho 4</text:p>
            <text:p/>
          </table:table-cell>
          <table:table-cell office:value-type="string" table:style-name="ce12">
            <text:p>20</text:p>
            <text:p/>
            <text:p>ELTRP</text:p>
            <text:p>Trabalho 4</text:p>
            <text:p/>
          </table:table-cell>
          <table:table-cell office:value-type="string" table:style-name="ce12">
            <text:p>21</text:p>
            <text:p/>
            <text:p>ELTRP</text:p>
            <text:p>Trabalho 4</text:p>
            <text:p/>
          </table:table-cell>
          <table:table-cell office:value-type="string" table:style-name="ce12">
            <text:p>22</text:p>
            <text:p/>
            <text:p>ELTRP</text:p>
            <text:p>Trabalho 4</text:p>
            <text:p/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25</text:p>
            <text:p/>
            <text:p>EPOCA EXAMS</text:p>
            <text:p/>
            <text:p/>
            <text:p>Apresentação trabalho</text:p>
            <text:p>LABSIS</text:p>
          </table:table-cell>
          <table:table-cell office:value-type="string" table:style-name="ce10">
            <text:p>26</text:p>
            <text:p/>
            <text:p>EPOCA EXAMS</text:p>
            <text:p/>
            <text:p/>
            <text:p>Apresentação trabalho</text:p>
            <text:p>LABSIS</text:p>
          </table:table-cell>
          <table:table-cell office:value-type="string" table:style-name="ce10">
            <text:p>27</text:p>
            <text:p/>
            <text:p>EPOCA EXAMS</text:p>
            <text:p/>
            <text:p/>
          </table:table-cell>
          <table:table-cell office:value-type="string" table:style-name="ce10">
            <text:p>28</text:p>
            <text:p/>
            <text:p>EPOCA EXAMS</text:p>
            <text:p/>
            <text:p/>
          </table:table-cell>
          <table:table-cell office:value-type="string" table:style-name="ce10">
            <text:p>29</text:p>
            <text:p/>
            <text:p>EPOCA EXAMS</text:p>
            <text:p/>
            <text:p/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table:number-columns-repeated="16377"/>
        </table:table-row>
        <table:table-row table:style-name="ro5">
          <table:table-cell table:number-columns-repeated="7" table:style-name="ce11"/>
          <table:table-cell table:number-columns-repeated="16377"/>
        </table:table-row>
        <table:table-row table:style-name="ro6">
          <table:table-cell table:number-columns-repeated="7" table:style-name="ce11"/>
          <table:table-cell table:number-columns-repeated="16377"/>
        </table:table-row>
        <table:table-row table:style-name="ro7">
          <table:table-cell table:number-columns-repeated="7" table:style-name="ce11"/>
          <table:table-cell table:number-columns-repeated="16377"/>
        </table:table-row>
        <table:table-row table:number-rows-repeated="4" table:style-name="ro8">
          <table:table-cell table:number-columns-repeated="16384" table:style-name="ce1"/>
        </table:table-row>
        <table:table-row table:number-rows-repeated="11" table:style-name="ro8">
          <table:table-cell table:number-columns-repeated="16384"/>
        </table:table-row>
        <table:table-row table:number-rows-repeated="1048549" table:style-name="ro1">
          <table:table-cell table:number-columns-repeated="16384"/>
        </table:table-row>
      </table:table>
      <table:table table:name="New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196850393700787in" fo:margin-right="0in" fo:margin-bottom="0in"/>
      </style:header-style>
      <style:footer-style>
        <style:header-footer-properties fo:min-height="0in" fo:margin-left="0.196850393700787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sergio santos</dc:creator>
    <meta:creation-date>2020-06-01T18:40:50Z</meta:creation-date>
    <dc:date>2020-12-03T15:23:20Z</dc:date>
    <meta:print-date>2020-12-03T14:56:12Z</meta:print-date>
    <meta:editing-cycles>2</meta:editing-cycles>
    <meta:editing-duration>PT672S</meta:editing-duration>
  </office:meta>
</office:document-meta>
</file>